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A-This is Africa</text:p>
      <text:p text:style-name="Standard"><text:s/>This term is used often-in my opinion way too often- in Africa. Unfortunately, the context is used in is <text:s/>basically equivalent to hakuna matata (no worries). In other words the locals say it when a mzungu (white person) is getting upset or inpatient because of something. You get TIA-d when there is only one customer in front of you at the cashier in the supermarket and still you have to wait like 20 minutes for your turn to pay for a loaf of bread, or when you made the mistake of showing interest in a piece of souvenir in a curio shop or on the street <text:s/>and the the bargaining takes too long because the seller started at an unreasonably high price <text:s/>and you actually do not even want that artifact any more, just want to stop that conversation, but the guy would not let go and keeps pushing you to buy his carving. <text:s/>But now as I am sitting on the bank of the Luongwa river in Zambia watched the sun rise in beautiful red and orange color, with hippos laying lazy in the water after a good night grazing on the banks, with some of them roaring to mark their territories, <text:s/>and with some of them just returning to the water, with the antelopes grazing on the bank or drinking at the river, alongside with <text:s/>like 100 baboons, with ducks and ibises searching for food in the river , with egrets, storks and herons waiting for their prays, with the sounds of many other birds floating in the air, with a small herd of elephants marching silently through the camp behind my back... well, this is what I would like to believe is Africa. TIA. This is much more like the idyllic picture I had in my head about Africa before I <text:s text:c="1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3T08:59:33</meta:creation-date>
    <dc:date>2009-09-03T10:31:08</dc:date>
    <meta:editing-duration>PT01H31M35S</meta:editing-duration>
    <meta:editing-cycles>4</meta:editing-cycles>
    <meta:generator>OpenOffice.org/3.0$Linux OpenOffice.org_project/300m15$Build-9379</meta:generator>
    <meta:document-statistic meta:table-count="0" meta:image-count="0" meta:object-count="0" meta:page-count="1" meta:paragraph-count="2" meta:word-count="307" meta:character-count="1657"/>
    <meta:user-defined meta:name="Info 1"/>
    <meta:user-defined meta:name="Info 2"/>
    <meta:user-defined meta:name="Info 3"/>
    <meta:user-defined meta:name="Info 4"/>
  </office:meta>
</office:document-meta>
</file>